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/>
    </style:style>
    <style:style style:name="P2" style:family="paragraph"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9c56f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10pt" fo:letter-spacing="normal" fo:language="es" fo:country="E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SimSun" style:font-size-asian="10.5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Preguntas Frecuentes (FAQ)</text:h>
      <text:p text:style-name="P1"><text:span text:style-name="T1">P</text:span>: ¿Por qué no borras las fotos, como en la vista previa?</text:p>
      <text:p text:style-name="P1"><text:span text:style-name="T1">R</text:span>: No basta con desenfocar un área de la imagen. Quedarán suficientes datos para restaurar la imagen. Sólo utilizamos estructuras de mosaico en bruto y a todo color para que sea imposible restaurar la imagen.</text:p>
      <text:p text:style-name="P1"/>
      <text:p text:style-name="P1"><text:span text:style-name="T1">P</text:span>: ¿Qué ocurre con los metadatos de la imagen (por ejemplo, tablas EXIF)?</text:p>
      <text:p text:style-name="P1"><text:span text:style-name="T1">R</text:span>: La aplicación crea una nueva imagen internamente y sólo utiliza los datos de la imagen en sí. Todos los demás datos, así como los metadatos, se perderán (véase <office:annotation office:name="__Annotation__2969_1733192627"><dc:creator>Unknown Author</dc:creator><dc:date>2019-01-26T13:55:41.915000000</dc:date><text:p text:style-name="P2"><text:span text:style-name="T4">Will link to image analysis page</text:span></text:p></office:annotation>Análisis de imágenes<office:annotation-end office:name="__Annotation__2969_1733192627"/>).</text:p>
      <text:p text:style-name="P1"/>
      <text:p text:style-name="P1"><text:span text:style-name="T1">P</text:span>: ¿Por qué proporcionan esta aplicación?</text:p>
      <text:p text:style-name="P1"><text:span text:style-name="T1">R</text:span>: ¡Mira lo que escribimos <office:annotation office:name="__Annotation__2970_1733192627"><dc:creator>Unknown Author</dc:creator><dc:date>2019-01-26T13:56:02.355000000</dc:date><text:p text:style-name="P2"><text:span text:style-name="T4">Will link to about page</text:span></text:p></office:annotation>sobre nosotros<office:annotation-end office:name="__Annotation__2970_1733192627"/>!</text:p>
      <text:p text:style-name="P1"/>
      <text:p text:style-name="P1"><text:span text:style-name="T1">P</text:span>: ¡Https no es lo suficientemente seguro para mí! ¿Puedo usar también la aplicación con <office:annotation office:name="__Annotation__2971_1733192627"><dc:creator>Unknown Author</dc:creator><dc:date>2019-01-26T13:56:17.454000000</dc:date><text:p text:style-name="P2"><text:span text:style-name="T4">Will link to torproject.com</text:span></text:p></office:annotation>Tor<office:annotation-end office:name="__Annotation__2971_1733192627"/>?</text:p>
      <text:p text:style-name="P1"><text:span text:style-name="T1">R</text:span>: ¡Sí! El servicio de Tor está bajo <text:span text:style-name="T2"><office:annotation office:name="__Annotation__2972_1733192627"><dc:creator>Unknown Author</dc:creator><dc:date>2019-01-26T13:56:48.654000000</dc:date><text:p text:style-name="P2"><text:span text:style-name="T4">Will link to ImageVeil Tor hidden service</text:span></text:p></office:annotation></text:span><text:span text:style-name="T2">(...)</text:span><office:annotation-end office:name="__Annotation__2972_1733192627"/>.</text:p>
      <text:p text:style-name="P1"/>
      <text:p text:style-name="P1"><text:span text:style-name="T1">P</text:span>: ¿Utilizan rastreadores?</text:p>
      <text:p text:style-name="P1"><text:span text:style-name="T1">R</text:span>: No. Sólo almacenamos la fecha y la hora de una sesión de edición de imágenes para hacer un seguimiento de lo bien que se está utilizando ImageVeil. No utilizamos software de rastreo, Facebook, Twitter o plug-ins de Google, ni redes publicitarias.</text:p>
      <text:p text:style-name="P1"/>
      <text:p text:style-name="P1"><text:span text:style-name="T1">P</text:span>: ¿Está segura mi foto contigo?</text:p>
      <text:p text:style-name="P1"><text:span text:style-name="T1">R</text:span>: Sí. Sólo se almacena una vez para su procesamiento breve en la memoria de nuestro servidor y se borra después directamente de nuevo. No podemos acceder a la imagen en el proceso.</text:p>
      <text:p text:style-name="P1"/>
      <text:p text:style-name="P1"><text:span text:style-name="T1">P</text:span>: ¿Puedo participar?</text:p>
      <text:p text:style-name="P1"><text:span text:style-name="T1">R</text:span>: ¡Claro! Si conoces Kotlin, CSS o Javascript, le invitamos a realizar una solicitud de pull en <office:annotation office:name="__Annotation__2973_1733192627"><dc:creator>Unknown Author</dc:creator><dc:date>2019-01-26T13:57:10.060000000</dc:date><text:p text:style-name="P2"><text:span text:style-name="T4">Will link to ImageVeil Github repository</text:span></text:p></office:annotation>Github<office:annotation-end office:name="__Annotation__2973_1733192627"/>. También puede informarnos sobre errores y enviarnos propuestas. La dirección de correo electrónico se encuentra en <office:annotation office:name="__Annotation__2974_1733192627"><dc:creator>Unknown Author</dc:creator><dc:date>2019-01-26T13:57:37.159000000</dc:date><text:p text:style-name="P2"><text:span text:style-name="T4">Will link to imprint page</text:span></text:p></office:annotation>la pie de imprenta<office:annotation-end office:name="__Annotation__2974_1733192627"/>.</text:p>
      <text:p text:style-name="P1"/>
      <text:p text:style-name="P1"><text:span text:style-name="T1">P</text:span>: ¿Qué datos se almacenan en el servidor?</text:p>
      <text:p text:style-name="P1"><text:span text:style-name="T1">R</text:span>: Sólo la fecha y la hora en que se editó una imagen. Todos tus datos le pertenecen únicamente a ti.</text:p>
      <text:p text:style-name="P1"/>
      <text:p text:style-name="P1"><text:span text:style-name="T1">P</text:span>: ¿En qué navegadores funciona la aplicación?</text:p>
      <text:p text:style-name="P1"><text:span text:style-name="T1">R</text:span>:<office:annotation><dc:creator>Unknown Author</dc:creator><dc:date>2019-01-26T13:53:52.091000000</dc:date><text:p text:style-name="P2"><text:span text:style-name="T3">There will be a compatibility table here</text:span></text:p></office:annotation></text:p>
      <text:p text:style-name="P1"/>
      <text:p text:style-name="P1">O = Sin restricciones</text:p>
      <text:p text:style-name="P1">! = Con restricciones</text:p>
      <text:p text:style-name="P1">X = No utilizable</text:p>
      <text:p text:style-name="P1">? = No examinad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ans" svg:font-family="'Liberation Sans'" style:font-family-generic="swiss"/>
    <style:font-face style:name="Liberation Sans1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ans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Liberation Sans" fo:font-family="'Liberation Sans'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Liberation Sans" fo:font-family="'Liberation Sans'" style:font-family-generic="swiss" style:font-size-asian="12pt" style:font-name-complex="Arial1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6T13:53:35.279000000</meta:creation-date>
    <dc:date>2019-01-26T13:58:03.213000000</dc:date>
    <meta:editing-duration>PT4M28S</meta:editing-duration>
    <meta:editing-cycles>1</meta:editing-cycles>
    <meta:document-statistic meta:table-count="0" meta:image-count="0" meta:object-count="0" meta:page-count="1" meta:paragraph-count="23" meta:word-count="311" meta:character-count="1782" meta:non-whitespace-character-count="1494"/>
    <meta:generator>LibreOffice/6.1.4.2$Windows_X86_64 LibreOffice_project/9d0f32d1f0b509096fd65e0d4bec26ddd1938fd3</meta:generator>
  </office:meta>
</office:document-meta>
</file>